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a7f" officeooo:paragraph-rsid="001a2a7f"/>
    </style:style>
    <style:style style:name="P2" style:family="paragraph" style:parent-style-name="Standard">
      <style:text-properties officeooo:rsid="001a2a7f" officeooo:paragraph-rsid="001b9bb9"/>
    </style:style>
    <style:style style:name="P3" style:family="paragraph" style:parent-style-name="Standard">
      <style:text-properties officeooo:rsid="001a2a7f" officeooo:paragraph-rsid="001cf34d"/>
    </style:style>
    <style:style style:name="P4" style:family="paragraph" style:parent-style-name="Standard">
      <style:text-properties officeooo:rsid="001a2a7f" officeooo:paragraph-rsid="0020e138"/>
    </style:style>
    <style:style style:name="P5" style:family="paragraph" style:parent-style-name="Standard">
      <style:text-properties fo:font-size="11pt" officeooo:rsid="001a2a7f" officeooo:paragraph-rsid="001b9bb9" style:font-size-asian="11pt" style:font-size-complex="11pt"/>
    </style:style>
    <style:style style:name="P6" style:family="paragraph" style:parent-style-name="Standard">
      <style:text-properties fo:font-size="11pt" officeooo:rsid="001a2a7f" officeooo:paragraph-rsid="001ebd88" style:font-size-asian="11pt" style:font-size-complex="11pt"/>
    </style:style>
    <style:style style:name="P7" style:family="paragraph" style:parent-style-name="Standard">
      <style:text-properties fo:font-size="11pt" officeooo:rsid="001a2a7f" officeooo:paragraph-rsid="0020e138" style:font-size-asian="11pt" style:font-size-complex="11pt"/>
    </style:style>
    <style:style style:name="P8" style:family="paragraph" style:parent-style-name="Standard">
      <style:text-properties fo:font-size="11pt" officeooo:rsid="001cf34d" officeooo:paragraph-rsid="001cf34d" style:font-size-asian="11pt" style:font-size-complex="11pt"/>
    </style:style>
    <style:style style:name="P9" style:family="paragraph" style:parent-style-name="Standard">
      <style:text-properties officeooo:rsid="00390caa" officeooo:paragraph-rsid="00390caa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rsid="001a2a7f" officeooo:paragraph-rsid="001b9bb9" style:font-size-asian="11pt" style:font-size-complex="11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rsid="001a2a7f" officeooo:paragraph-rsid="001ebd88" style:font-size-asian="11pt" style:font-size-complex="11pt"/>
    </style:style>
    <style:style style:name="P12" style:family="paragraph" style:parent-style-name="Standard">
      <style:text-properties officeooo:rsid="001a2a7f" officeooo:paragraph-rsid="001b9bb9"/>
    </style:style>
    <style:style style:name="P13" style:family="paragraph" style:parent-style-name="Standard">
      <style:text-properties officeooo:rsid="001a2a7f" officeooo:paragraph-rsid="003d1156"/>
    </style:style>
    <style:style style:name="P14" style:family="paragraph" style:parent-style-name="Standard">
      <style:text-properties fo:font-size="11pt" officeooo:rsid="001cf34d" officeooo:paragraph-rsid="001cf34d" style:font-size-asian="11pt" style:font-size-complex="11pt"/>
    </style:style>
    <style:style style:name="P15" style:family="paragraph" style:parent-style-name="Standard">
      <style:text-properties fo:font-size="11pt" officeooo:rsid="001cf34d" officeooo:paragraph-rsid="0039bbe9" style:font-size-asian="11pt" style:font-size-complex="11pt"/>
    </style:style>
    <style:style style:name="P16" style:family="paragraph" style:parent-style-name="Standard">
      <style:text-properties officeooo:rsid="003d9bfd" officeooo:paragraph-rsid="003d9bfd"/>
    </style:style>
    <style:style style:name="T1" style:family="text">
      <style:text-properties officeooo:rsid="001b9bb9"/>
    </style:style>
    <style:style style:name="T2" style:family="text">
      <style:text-properties officeooo:rsid="001cf34d"/>
    </style:style>
    <style:style style:name="T3" style:family="text">
      <style:text-properties officeooo:rsid="001e1f12"/>
    </style:style>
    <style:style style:name="T4" style:family="text">
      <style:text-properties officeooo:rsid="001ebd88"/>
    </style:style>
    <style:style style:name="T5" style:family="text">
      <style:text-properties officeooo:rsid="0020458b"/>
    </style:style>
    <style:style style:name="T6" style:family="text">
      <style:text-properties officeooo:rsid="0020e138"/>
    </style:style>
    <style:style style:name="T7" style:family="text">
      <style:text-properties officeooo:rsid="002160dc"/>
    </style:style>
    <style:style style:name="T8" style:family="text">
      <style:text-properties officeooo:rsid="0039bbe9"/>
    </style:style>
    <style:style style:name="T9" style:family="text">
      <style:text-properties officeooo:rsid="003ccba0"/>
    </style:style>
    <style:style style:name="T10" style:family="text">
      <style:text-properties officeooo:rsid="003d1156"/>
    </style:style>
    <style:style style:name="T11" style:family="text">
      <style:text-properties officeooo:rsid="003f8513"/>
    </style:style>
    <style:style style:name="T12" style:family="text">
      <style:text-properties officeooo:rsid="0040f034"/>
    </style:style>
    <style:style style:name="T13" style:family="text">
      <style:text-properties officeooo:rsid="0042d79d"/>
    </style:style>
    <style:style style:name="T14" style:family="text">
      <style:text-properties officeooo:rsid="00465f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AME: S SAMEEM</text:p>
      <text:p text:style-name="P9">ROLL NO: 57</text:p>
      <text:p text:style-name="P9">CLASS: S5R</text:p>
      <text:p text:style-name="P9">EXPERIMENT NO: <text:span text:style-name="T9">5</text:span></text:p>
      <text:p text:style-name="P9">DATE: <text:span text:style-name="T9">15</text:span>/12/2021</text:p>
      <text:p text:style-name="P1"/>
      <text:p text:style-name="P1">-----<text:span text:style-name="T1">CREATION OF TABLE-----</text:span></text:p>
      <text:p text:style-name="P1"/>
      <text:p text:style-name="P2">CREATE TABLE SUPPLIER(s_n<text:span text:style-name="T1">o v</text:span>archar(<text:span text:style-name="T8">5</text:span>) <text:span text:style-name="T1">not null primary key</text:span>,sname varchar(<text:span text:style-name="T8">16</text:span>) <text:span text:style-name="T1">not null</text:span>,age num<text:span text:style-name="T2">ber</text:span>(3) <text:span text:style-name="T1">not null</text:span>,city varchar(<text:span text:style-name="T8">7</text:span>) <text:span text:style-name="T1">not null</text:span>);</text:p>
      <text:p text:style-name="P1"/>
      <text:p text:style-name="P3">CREATE TABLE CUSTOMER(cust_no varchar(<text:span text:style-name="T8">7</text:span>) <text:span text:style-name="T1">not null</text:span>,name varchar(<text:span text:style-name="T8">17</text:span>) not null,age number(3) not null,city varchar(<text:span text:style-name="T8">7</text:span>) not null,pincode number(<text:span text:style-name="T8">7</text:span>) not null,state varchar(1<text:span text:style-name="T8">2</text:span>) not null, primary key(cust_no)<text:span text:style-name="T2">)</text:span>;</text:p>
      <text:p text:style-name="P1"/>
      <text:p text:style-name="P3">CREATE TABLE PRODUCT(product_no varchar(<text:span text:style-name="T8">7</text:span>) not null, description varchar(<text:span text:style-name="T8">18</text:span>) not null, company varchar(<text:span text:style-name="T8">6</text:span>) not null, price number(7) not null, primary key(product_no));</text:p>
      <text:p text:style-name="P1"/>
      <text:p text:style-name="P3">CREATE TABLE PURCHASE(order_no varchar(<text:span text:style-name="T8">7</text:span>) not null <text:span text:style-name="T8">primary key</text:span>, custno varchar(<text:span text:style-name="T8">7</text:span>) not null, prono varchar(<text:span text:style-name="T8">7</text:span>) not null, quantity number(2) not null, <text:span text:style-name="T3">orderdate date, </text:span>foreign key(custno) references CUSTOMER(cust_no) <text:span text:style-name="T8">ON DELETE CASCADE</text:span>, foreign key(<text:span text:style-name="T1">prono</text:span>) references <text:span text:style-name="T1">PRODUCT</text:span>(<text:span text:style-name="T1">produc</text:span>t_no) <text:span text:style-name="T8">ON DELETE CASCADE);</text:span></text:p>
      <text:p text:style-name="P2"/>
      <text:p text:style-name="P2">-----<text:span text:style-name="T1">DESCRIPTION OF TABLE-----</text:span></text:p>
      <text:p text:style-name="P2"/>
      <text:p text:style-name="P2">SQL&gt; desc PURCHASE;</text:p>
      <text:p text:style-name="P2"><text:s/>Name<text:tab/><text:tab/><text:tab/><text:tab/><text:tab/> <text:s text:c="2"/>Null? <text:s text:c="11"/>Type</text:p>
      <text:p text:style-name="P2"><text:s/>----------------------------------------- <text:tab/> <text:s/>-------- <text:tab/>----------------------------</text:p>
      <text:p text:style-name="P2"><text:s/>ORDER_NO<text:tab/><text:tab/><text:tab/><text:tab/> <text:s text:c="2"/>NOT NULL VARCHAR2(<text:span text:style-name="T10">7</text:span>)</text:p>
      <text:p text:style-name="P2"><text:s/>CUSTNO <text:tab/><text:tab/><text:tab/><text:tab/> <text:s text:c="2"/>NOT NULL VARCHAR2(<text:span text:style-name="T10">7</text:span>)</text:p>
      <text:p text:style-name="P2"><text:s/>PRONO <text:tab/><text:tab/><text:tab/><text:tab/> <text:s text:c="2"/>NOT NULL VARCHAR2(<text:span text:style-name="T10">7</text:span>)</text:p>
      <text:p text:style-name="P2"><text:s/>QUANTITY<text:tab/><text:tab/><text:tab/><text:tab/> <text:s text:c="2"/>NOT NULL NUMBER(2)</text:p>
      <text:p text:style-name="P2"><text:s/>ORDERDATE<text:tab/><text:tab/><text:tab/><text:tab/><text:tab/>DATE</text:p>
      <text:p text:style-name="P2"/>
      <text:p text:style-name="P2">SQL&gt; desc PRODUCT;</text:p>
      <text:p text:style-name="P2"><text:s/>Name<text:tab/><text:tab/><text:tab/><text:tab/><text:tab/> <text:s text:c="2"/>Null? <text:s text:c="11"/>Type</text:p>
      <text:p text:style-name="P2"><text:s/>----------------------------------------- <text:tab/> <text:s text:c="2"/>-------- <text:tab/>----------------------------</text:p>
      <text:p text:style-name="P2"><text:s/>PRODUCT_NO<text:tab/><text:tab/><text:tab/> <text:s text:c="2"/>NOT NULL VARCHAR2(<text:span text:style-name="T10">7</text:span>)</text:p>
      <text:p text:style-name="P2"><text:s/>DESCRIPTION<text:tab/><text:tab/><text:tab/> <text:s text:c="2"/>NOT NULL VARCHAR2(<text:span text:style-name="T10">18</text:span>)</text:p>
      <text:p text:style-name="P2"><text:s/>COMPANY<text:tab/><text:tab/><text:tab/><text:tab/> <text:s text:c="2"/>NOT NULL VARCHAR2(<text:span text:style-name="T10">6</text:span>)</text:p>
      <text:p text:style-name="P2"><text:s/>PRICE<text:tab/><text:tab/><text:tab/><text:tab/> <text:s text:c="2"/>NOT NULL NUMBER(7)</text:p>
      <text:p text:style-name="P2"/>
      <text:p text:style-name="P2">SQL&gt; desc CUSTOMER;</text:p>
      <text:p text:style-name="P2"><text:s/>Name<text:tab/><text:tab/><text:tab/><text:tab/><text:tab/> <text:s text:c="2"/>Null? <text:s text:c="10"/>Type</text:p>
      <text:p text:style-name="P2"><text:s/>----------------------------------------- <text:tab/> <text:s text:c="2"/>-------- <text:tab/>----------------------------</text:p>
      <text:p text:style-name="P2"><text:s/>CUST_NO<text:tab/><text:tab/><text:tab/><text:tab/> <text:s text:c="2"/>NOT NULL VARCHAR2(<text:span text:style-name="T10">7</text:span>)</text:p>
      <text:p text:style-name="P2"><text:s/>NAME<text:tab/><text:tab/><text:tab/><text:tab/> <text:s text:c="2"/>NOT NULL VARCHAR2(<text:span text:style-name="T10">17</text:span>)</text:p>
      <text:p text:style-name="P2"><text:s/>AGE<text:tab/><text:tab/><text:tab/><text:tab/><text:tab/> <text:s text:c="2"/>NOT NULL NUMBER(3)</text:p>
      <text:p text:style-name="P2"><text:s/>CITY<text:tab/><text:tab/><text:tab/><text:tab/><text:tab/> <text:s text:c="2"/>NOT NULL VARCHAR2(<text:span text:style-name="T10">7</text:span>)</text:p>
      <text:p text:style-name="P2"><text:s/>PINCODE<text:tab/><text:tab/><text:tab/><text:tab/> <text:s text:c="2"/>NOT NULL NUMBER(<text:span text:style-name="T10">7)</text:span></text:p>
      <text:p text:style-name="P2"><text:s/>STATE<text:tab/><text:tab/><text:tab/><text:tab/> <text:s text:c="2"/>NOT NULL VARCHAR2(1<text:span text:style-name="T10">2</text:span>)</text:p>
      <text:p text:style-name="P2"/>
      <text:p text:style-name="P2"><text:soft-page-break/>SQL&gt; desc SUPPLIER;</text:p>
      <text:p text:style-name="P2"><text:s/>Name<text:tab/><text:tab/><text:tab/><text:tab/><text:tab/> <text:s text:c="2"/>Null? <text:s text:c="10"/>Type</text:p>
      <text:p text:style-name="P2"><text:s/>----------------------------------------- <text:tab/> <text:s/>-------- <text:tab/>----------------------------</text:p>
      <text:p text:style-name="P2"><text:s/>S_NO<text:tab/><text:tab/><text:tab/><text:tab/><text:tab/> <text:s text:c="2"/>NOT NULL VARCHAR2(<text:span text:style-name="T10">5</text:span>)</text:p>
      <text:p text:style-name="P2"><text:s/>SNAME<text:tab/><text:tab/><text:tab/><text:tab/> <text:s text:c="2"/>NOT NULL VARCHAR2(<text:span text:style-name="T10">16</text:span>)</text:p>
      <text:p text:style-name="P2"><text:s/>AGE<text:tab/><text:tab/><text:tab/><text:tab/><text:tab/> <text:s text:c="2"/>NOT NULL NUMBER(3)</text:p>
      <text:p text:style-name="P2"><text:s/>CITY<text:tab/><text:tab/><text:tab/><text:tab/><text:tab/> <text:s text:c="2"/>NOT NULL VARCHAR2(<text:span text:style-name="T10">7</text:span>)</text:p>
      <text:p text:style-name="P2"/>
      <text:p text:style-name="P2">-----<text:span text:style-name="T2">INSERTION OF VALUES INTO TABLES-----</text:span></text:p>
      <text:p text:style-name="P2"/>
      <text:p text:style-name="P5">INSERT INTO SUPPLIER VALUES('S001','Ivan Bayross',35,'Bombay');</text:p>
      <text:p text:style-name="P5">INSERT INTO SUPPLIER VALUES('S00<text:span text:style-name="T3">2</text:span>','<text:span text:style-name="T3">NirmalaAgarwal</text:span>',35,'<text:span text:style-name="T4">Madras</text:span>');</text:p>
      <text:p text:style-name="P5">INSERT INTO SUPPLIER VALUES('<text:span text:style-name="T3">C</text:span>00<text:span text:style-name="T3">3</text:span>','<text:span text:style-name="T4">Susmitha</text:span>',<text:span text:style-name="T4">5</text:span>5,'Bombay');</text:p>
      <text:p text:style-name="P5">INSERT INTO SUPPLIER VALUES('<text:span text:style-name="T3">C</text:span>00<text:span text:style-name="T3">4</text:span>','<text:span text:style-name="T4">BasuNavindgi</text:span>',<text:span text:style-name="T4">4</text:span>5,'Bombay');</text:p>
      <text:p text:style-name="P5">INSERT INTO SUPPLIER VALUES('<text:span text:style-name="T3">C</text:span>00<text:span text:style-name="T3">5</text:span>','<text:span text:style-name="T4">Ravi Sreedharan</text:span>',<text:span text:style-name="T4">2</text:span>5,'<text:span text:style-name="T4">Delhi</text:span>');</text:p>
      <text:p text:style-name="P5">INSERT INTO SUPPLIER VALUES('<text:span text:style-name="T3">C</text:span>00<text:span text:style-name="T3">6</text:span>','<text:span text:style-name="T4">Nanda Gopal</text:span>',<text:span text:style-name="T4">2</text:span>5,'<text:span text:style-name="T4">Madras</text:span>');</text:p>
      <text:p text:style-name="P2"/>
      <text:p text:style-name="P10">INSERT INTO CUSTOMER VALUES('C00001','Ivan Bayross',35,'Bombay',400054,'Maharashtra');</text:p>
      <text:p text:style-name="P11">INSERT INTO CUSTOMER VALUES('C0000<text:span text:style-name="T4">2</text:span>','<text:span text:style-name="T4">Vandana Saitwal</text:span>',35,'<text:span text:style-name="T4">Madras</text:span>',<text:span text:style-name="T4">780001</text:span>,'<text:span text:style-name="T4">Tamilnadu</text:span>');</text:p>
      <text:p text:style-name="P10">INSERT INTO CUSTOMER VALUES('C0000<text:span text:style-name="T4">3</text:span>','<text:span text:style-name="T4">Pramada Jaguste</text:span>',<text:span text:style-name="T4">5</text:span>5,'Bombay',40005<text:span text:style-name="T4">7</text:span>,'Maharashtra');</text:p>
      <text:p text:style-name="P10">INSERT INTO CUSTOMER VALUES('C0000<text:span text:style-name="T4">4</text:span>','<text:span text:style-name="T4">Basu Navindgi</text:span>',<text:span text:style-name="T4">4</text:span>5,'Bombay',40005<text:span text:style-name="T4">6</text:span>,'Maharashtra');</text:p>
      <text:p text:style-name="P5">INSERT INTO CUSTOMER VALUES('C0000<text:span text:style-name="T4">5</text:span>','<text:span text:style-name="T4">Ravi Sreedharan</text:span>',<text:span text:style-name="T4">2</text:span>5,'<text:span text:style-name="T4">Delhi</text:span>',<text:span text:style-name="T4">100</text:span>00<text:span text:style-name="T4">1</text:span>,'<text:span text:style-name="T4">Delhi</text:span>');</text:p>
      <text:p text:style-name="P6">INSERT INTO CUSTOMER VALUES('C0000<text:span text:style-name="T4">6</text:span>','<text:span text:style-name="T4">Rukmini</text:span>',<text:span text:style-name="T4">2</text:span>5,'<text:span text:style-name="T4">Madras</text:span>',<text:span text:style-name="T4">780001</text:span>,'<text:span text:style-name="T4">Tamilnadu</text:span>');</text:p>
      <text:p text:style-name="P5"/>
      <text:p text:style-name="P5">INSERT INTO PRODUCT VALUES('P00001','12 W Flood Light','Wipro',5000);</text:p>
      <text:p text:style-name="P5">INSERT INTO PRODUCT VALUES('P0000<text:span text:style-name="T6">2</text:span>','<text:span text:style-name="T6">Laptop Adapter</text:span>','<text:span text:style-name="T6">Dell</text:span>',<text:span text:style-name="T6">156</text:span>0);</text:p>
      <text:p text:style-name="P5">INSERT INTO PRODUCT VALUES('P0000<text:span text:style-name="T6">3</text:span>','<text:span text:style-name="T6">Tablet</text:span>','<text:span text:style-name="T6">HCL</text:span>',<text:span text:style-name="T6">11</text:span>000);</text:p>
      <text:p text:style-name="P5">INSERT INTO PRODUCT VALUES('P0000<text:span text:style-name="T6">4</text:span>','<text:span text:style-name="T6">Garnet 50W led</text:span>','Wipro',<text:span text:style-name="T6">999</text:span>);</text:p>
      <text:p text:style-name="P7">INSERT INTO PRODUCT VALUES('P0000<text:span text:style-name="T6">5</text:span>','<text:span text:style-name="T6">Laptop</text:span> <text:span text:style-name="T6">Charger</text:span>','<text:span text:style-name="T6">HCL</text:span>',<text:span text:style-name="T6">169</text:span>0);</text:p>
      <text:p text:style-name="P5"/>
      <text:p text:style-name="P8">INSERT INTO PURCHASE VALUES('O00001','C00002','P00003',2,'20-01-16');</text:p>
      <text:p text:style-name="P8">INSERT INTO PURCHASE VALUES('O0000<text:span text:style-name="T7">2</text:span>','C0000<text:span text:style-name="T7">3</text:span>','P0000<text:span text:style-name="T7">2</text:span>',<text:span text:style-name="T7">1</text:span>,'2<text:span text:style-name="T7">7</text:span>-01-16');</text:p>
      <text:p text:style-name="P15">INSERT INTO PURCHASE VALUES('O0000<text:span text:style-name="T8">3</text:span>','C0000<text:span text:style-name="T8">4</text:span>','P0000<text:span text:style-name="T8">2</text:span>',<text:span text:style-name="T8">3</text:span>,'2<text:span text:style-name="T8">8</text:span>-0<text:span text:style-name="T8">1</text:span>-16');</text:p>
      <text:p text:style-name="P8">INSERT INTO PURCHASE VALUES('O0000<text:span text:style-name="T8">4</text:span>','C0000<text:span text:style-name="T7">6</text:span>','P0000<text:span text:style-name="T7">1</text:span>',<text:span text:style-name="T7">3</text:span>,'20-0<text:span text:style-name="T7">2</text:span>-16');</text:p>
      <text:p text:style-name="P8">INSERT INTO PURCHASE VALUES('O0000<text:span text:style-name="T8">5</text:span>','C0000<text:span text:style-name="T7">3</text:span>','P0000<text:span text:style-name="T7">5</text:span>',<text:span text:style-name="T7">4</text:span>,'<text:span text:style-name="T7">07</text:span>-0<text:span text:style-name="T7">4</text:span>-16');</text:p>
      <text:p text:style-name="P8">INSERT INTO PURCHASE VALUES('O0000<text:span text:style-name="T8">6</text:span>','C0000<text:span text:style-name="T7">4</text:span>','P0000<text:span text:style-name="T7">2</text:span>',<text:span text:style-name="T7">2</text:span>,'2<text:span text:style-name="T7">2</text:span>-0<text:span text:style-name="T7">5</text:span>-16');</text:p>
      <text:p text:style-name="P8">INSERT INTO PURCHASE VALUES('O0000<text:span text:style-name="T8">7</text:span>','C0000<text:span text:style-name="T7">5</text:span>','P0000<text:span text:style-name="T7">4</text:span>',<text:span text:style-name="T7">1</text:span>,'2<text:span text:style-name="T7">6</text:span>-0<text:span text:style-name="T7">5</text:span>-16');</text:p>
      <text:p text:style-name="P2"/>
      <text:p text:style-name="P2">-----<text:span text:style-name="T2">DISPLAY OF TABLES-----</text:span></text:p>
      <text:p text:style-name="P2"/>
      <text:p text:style-name="P2">SQL&gt; SELECT * FROM PURCHASE;</text:p>
      <text:p text:style-name="P2"/>
      <text:p text:style-name="P2">ORDER_NO <text:s text:c="2"/>CUSTNO <text:s text:c="4"/>PRONO<text:tab/> <text:s text:c="2"/><text:tab/>QUANTITY ORDERDAT<text:span text:style-name="T7">E</text:span></text:p>
      <text:p text:style-name="P2">---------- <text:s text:c="10"/>---------- <text:s text:c="7"/>---------- <text:s text:c="14"/>---------- <text:s text:c="8"/>--------</text:p>
      <text:p text:style-name="P2">O00001<text:tab/> <text:s text:c="2"/>C00002 <text:s text:c="4"/>P00003<text:tab/><text:tab/> <text:s text:c="7"/>2 <text:tab/><text:tab/>20-01-16</text:p>
      <text:p text:style-name="P2">O00002<text:tab/> <text:s text:c="2"/>C00003 <text:s text:c="4"/>P00002<text:tab/><text:tab/> <text:s text:c="7"/>1 <text:tab/><text:tab/>27-01-16</text:p>
      <text:p text:style-name="P13">O00003<text:tab/> <text:s text:c="2"/>C0000<text:span text:style-name="T10">4</text:span> <text:s text:c="4"/>P0000<text:span text:style-name="T10">2</text:span><text:tab/><text:tab/> <text:s text:c="7"/>3 <text:tab/><text:tab/>2<text:span text:style-name="T10">8</text:span>-0<text:span text:style-name="T10">1</text:span>-16</text:p>
      <text:p text:style-name="P2">O0000<text:span text:style-name="T10">4</text:span><text:tab/> <text:s text:c="2"/>C00006 <text:s text:c="4"/>P00001<text:tab/><text:tab/> <text:s text:c="7"/>3 <text:tab/><text:tab/>20-02-16</text:p>
      <text:p text:style-name="P2">O0000<text:span text:style-name="T10">5</text:span><text:tab/> <text:s text:c="2"/>C00003 <text:s text:c="4"/>P00005<text:tab/><text:tab/> <text:s text:c="7"/>4 <text:tab/><text:tab/>07-04-16</text:p>
      <text:p text:style-name="P2">O0000<text:span text:style-name="T10">6</text:span><text:tab/> <text:s text:c="2"/>C00004 <text:s text:c="4"/>P00002<text:tab/><text:tab/> <text:s text:c="7"/>2 <text:tab/><text:tab/>22-05-16</text:p>
      <text:p text:style-name="P2">O0000<text:span text:style-name="T10">7</text:span><text:tab/> <text:s text:c="2"/>C00005 <text:s text:c="4"/>P00004<text:tab/><text:tab/> <text:s text:c="7"/>1 <text:tab/><text:tab/>26-05-16</text:p>
      <text:p text:style-name="P2"/>
      <text:p text:style-name="P2">SQL&gt; SELECT * FROM PRODUCT;</text:p>
      <text:p text:style-name="P2"/>
      <text:p text:style-name="P2"><text:soft-page-break/>PRODUCT_NO<text:tab/>DESCRIPTIO<text:span text:style-name="T6">N <text:s text:c="6"/></text:span>COMPANY <text:s text:c="7"/>PRICE</text:p>
      <text:p text:style-name="P2">--------------- <text:s text:c="14"/>-------------------- <text:s text:c="6"/>--------------- <text:s text:c="6"/>----------</text:p>
      <text:p text:style-name="P2">P00001<text:tab/><text:tab/>12 W Flood Light <text:s text:c="4"/>Wipro<text:tab/><text:tab/> <text:s text:c="2"/>5000</text:p>
      <text:p text:style-name="P2">P00002<text:tab/><text:tab/>Laptop Adapter <text:s text:c="8"/>Dell<text:tab/><text:tab/> <text:s text:c="2"/>1560</text:p>
      <text:p text:style-name="P2">P00003<text:tab/><text:tab/>Tablet<text:tab/><text:tab/> <text:s text:c="9"/>HCL<text:tab/><text:tab/> <text:s/>11000</text:p>
      <text:p text:style-name="P2">P00004<text:tab/><text:tab/>Garnet 50W led <text:s text:c="7"/>Wipro<text:tab/><text:tab/> <text:s text:c="3"/>999</text:p>
      <text:p text:style-name="P2">P00005<text:tab/><text:tab/>Laptop Charger <text:s text:c="8"/>HCL<text:tab/><text:tab/> <text:s text:c="2"/>1690</text:p>
      <text:p text:style-name="P2"/>
      <text:p text:style-name="P2"/>
      <text:p text:style-name="P2">SQL&gt; SELECT * FROM CUSTOMER;</text:p>
      <text:p text:style-name="P2"/>
      <text:p text:style-name="P2">CUST_NO <text:tab/>NAME<text:tab/> <text:s text:c="16"/>AGE CITY<text:tab/> <text:s text:c="4"/>PINCODE <text:s text:c="2"/><text:span text:style-name="T5">STATE</text:span></text:p>
      <text:p text:style-name="P2">--------------- ------------------------------ ---------- ------------- ---------------</text:p>
      <text:p text:style-name="P2">C00001<text:tab/>Ivan Bayross<text:tab/> <text:s text:c="7"/>35 <text:s text:c="2"/>Bombay<text:tab/>400054 <text:s/>Maharashtra</text:p>
      <text:p text:style-name="P2">C00002<text:tab/>Vandana Saitwal <text:s text:c="4"/>35 <text:s text:c="2"/>Madras<text:tab/>780001 <text:s/>Tamilnadu</text:p>
      <text:p text:style-name="P2">C00003<text:tab/><text:span text:style-name="T5">P</text:span>ramada Jaguste <text:s text:c="4"/><text:span text:style-name="T5">5</text:span>5 <text:s text:c="2"/>Bombay<text:tab/>400057 <text:s/>Maharashtra</text:p>
      <text:p text:style-name="P4">C0000<text:span text:style-name="T6">4</text:span><text:tab/><text:span text:style-name="T6">Basu Navindgi <text:s text:c="7"/>4</text:span>5 <text:s text:c="2"/>Bombay<text:tab/>40005<text:span text:style-name="T6">6</text:span> <text:s/>Maharashtra</text:p>
      <text:p text:style-name="P4">C0000<text:span text:style-name="T6">5</text:span><text:tab/><text:span text:style-name="T6">Ravi Sreedharan</text:span> <text:s text:c="4"/><text:span text:style-name="T6">2</text:span>5 <text:s text:c="2"/><text:span text:style-name="T6">Delhi</text:span><text:tab/><text:span text:style-name="T6">10</text:span>0001 <text:s/><text:span text:style-name="T6">Delhi</text:span></text:p>
      <text:p text:style-name="P4">C0000<text:span text:style-name="T6">6</text:span><text:tab/><text:span text:style-name="T6">Rukmini</text:span> <text:s text:c="17"/><text:span text:style-name="T6">2</text:span>5 <text:s text:c="2"/><text:span text:style-name="T6">Madras</text:span><text:tab/><text:span text:style-name="T6">78</text:span>00<text:span text:style-name="T6">01</text:span> <text:s/><text:span text:style-name="T6">Tamilnadu</text:span></text:p>
      <text:p text:style-name="P2"/>
      <text:p text:style-name="P2">SQL&gt; SELECT * FROM SUPPLIER;</text:p>
      <text:p text:style-name="P2"/>
      <text:p text:style-name="P2">S_NO<text:tab/> <text:s text:c="2"/>SNAME<text:tab/><text:tab/> <text:s text:c="6"/>AGE CITY</text:p>
      <text:p text:style-name="P2">---------- -------------------- ---------- --------------------</text:p>
      <text:p text:style-name="P2">S001<text:tab/> <text:s text:c="2"/>Ivan Bayross <text:tab/><text:tab/>35 Bombay</text:p>
      <text:p text:style-name="P2">S002<text:tab/> <text:s text:c="2"/>NirmalaAgarwal<text:tab/><text:tab/>35 Madras</text:p>
      <text:p text:style-name="P2">C003<text:tab/> <text:s text:c="2"/>Susmitha<text:tab/><text:tab/><text:tab/>55 Bombay</text:p>
      <text:p text:style-name="P2">C004<text:tab/> <text:s text:c="2"/>BasuNavindgi<text:tab/><text:tab/>45 Bombay</text:p>
      <text:p text:style-name="P2">C005<text:tab/> <text:s text:c="2"/>Ravi Sreedharan<text:tab/><text:tab/>25 Delhi</text:p>
      <text:p text:style-name="P2">C006<text:tab/> <text:s text:c="2"/>Nanda Gopal<text:tab/><text:tab/>25 Madras</text:p>
      <text:p text:style-name="P2"/>
      <text:p text:style-name="P2">-----<text:span text:style-name="T2">QUERIES-----</text:span></text:p>
      <text:p text:style-name="P2"/>
      <text:p text:style-name="P16">NESTED QUERIES</text:p>
      <text:p text:style-name="P2"/>
      <text:p text:style-name="P16">1. List customer-numbers of all who purchased the product ‘Laptop Adapter’ during January.</text:p>
      <text:p text:style-name="P16"/>
      <text:p text:style-name="P16">SQL&gt; SELECT * FROM PURCHASE WHERE prono=(SELECT product_no AS prono FROM PRODUCT WHERE DESCRIPTION='Laptop Adapter') AND orderdate&gt;='01-01-2016' AND orderdate&lt;='31-01-2016';</text:p>
      <text:p text:style-name="P16"/>
      <text:p text:style-name="P16">ORDER_NO <text:s/>CUSTNO<text:tab/>PRONO<text:tab/>QUANTITY <text:s text:c="2"/>ORDERDATE</text:p>
      <text:p text:style-name="P16">------- <text:tab/><text:tab/>------- <text:tab/><text:tab/>------- <text:tab/><text:tab/>---------- <text:tab/>--------</text:p>
      <text:p text:style-name="P16">O00002<text:tab/>C00003<text:tab/>P00002<text:tab/>1 <text:tab/><text:tab/>27-01-16</text:p>
      <text:p text:style-name="P16">O00003<text:tab/>C00004<text:tab/>P00002<text:tab/>3 <text:tab/><text:tab/>28-01-16</text:p>
      <text:p text:style-name="P16"/>
      <text:p text:style-name="P16">2. Get customer names of all who purchased P00002.</text:p>
      <text:p text:style-name="P16"/>
      <text:p text:style-name="P16">SQL&gt; SELECT * FROM CUSTOMER WHERE cust_no IN (SELECT custno FROM PURCHASE WHERE prono='P00002');</text:p>
      <text:p text:style-name="P16"/>
      <text:p text:style-name="P16"/>
      <text:p text:style-name="P16"><text:soft-page-break/>CUST_NO <text:tab/>NAME<text:tab/><text:tab/><text:tab/> AGE <text:tab/><text:tab/>CITY<text:tab/> <text:s/><text:tab/>PINCODE <text:tab/>STATE</text:p>
      <text:p text:style-name="P16">------- <text:tab/><text:tab/>----------------- <text:tab/>---------- <text:tab/>------- <text:tab/> <text:s/><text:tab/>---------- <text:tab/>------------</text:p>
      <text:p text:style-name="P16">C00003<text:tab/>Pramada Jaguste <text:tab/> 55 <text:tab/><text:tab/>Bombay <text:tab/>400057 <text:tab/>Maharashtra</text:p>
      <text:p text:style-name="P16">C00004<text:tab/>Basu Navindgi<text:tab/> 45 <text:tab/><text:tab/>Bombay <text:tab/>400056 <text:tab/>Maharashtra</text:p>
      <text:p text:style-name="P16"/>
      <text:p text:style-name="P16">3. List customer-numbers of all who have purchased products with cost more than Rs. 1600.</text:p>
      <text:p text:style-name="P16"/>
      <text:p text:style-name="P16">SQL&gt; SELECT * FROM PURCHASE WHERE prono IN (SELECT product_no FROM PRODUCT WHERE price&gt;1600);</text:p>
      <text:p text:style-name="P16"/>
      <text:p text:style-name="P16">ORDER_N<text:span text:style-name="T11">O</text:span> <text:s/>CUSTNO<text:tab/>PRONO<text:tab/>QUANTITY <text:tab/><text:tab/>ORDERDAT<text:span text:style-name="T11">E</text:span></text:p>
      <text:p text:style-name="P16">------- <text:tab/><text:tab/>------- <text:tab/><text:tab/>------- <text:tab/><text:tab/>---------- <text:tab/><text:tab/>--------</text:p>
      <text:p text:style-name="P16">O00001<text:tab/>C00002<text:tab/>P00003<text:tab/>2 <text:tab/><text:tab/><text:tab/>20-01-16</text:p>
      <text:p text:style-name="P16">O00004<text:tab/>C00006<text:tab/>P00001<text:tab/>3 <text:tab/><text:tab/><text:tab/>20-02-16</text:p>
      <text:p text:style-name="P16">O00005<text:tab/>C00003<text:tab/>P00005<text:tab/>4 <text:tab/><text:tab/><text:tab/>07-04-16</text:p>
      <text:p text:style-name="P16"/>
      <text:p text:style-name="P16">4. List customer-names of all who have purchased products with cost more than Rs. 1500 <text:span text:style-name="T14">during January.</text:span></text:p>
      <text:p text:style-name="P16"/>
      <text:p text:style-name="P16">SQL&gt; SELECT * FROM CUSTOMER WHERE cust_no IN (SELECT custno FROM PURCHASE WHERE prono IN (SELECT product_no FROM PRODUCT WHERE price&gt;1500) AND orderdate&gt;='01-01-2016' AND orderdate&lt;='31-01-2016');</text:p>
      <text:p text:style-name="P16"/>
      <text:p text:style-name="P16">CUST_NO <text:tab/>NAME<text:tab/><text:tab/><text:tab/>AGE <text:tab/>CITY<text:tab/><text:tab/>PINCODE <text:tab/>STATE</text:p>
      <text:p text:style-name="P16">------- <text:tab/><text:tab/>----------------- <text:tab/>-------- ------- <text:tab/><text:tab/>---------- <text:tab/>------------</text:p>
      <text:p text:style-name="P16">C00002<text:tab/>Vandana Saitwal <text:tab/> <text:s/>35 <text:tab/>Madras<text:tab/>780001 <text:tab/>Tamilnadu</text:p>
      <text:p text:style-name="P16">C00003<text:tab/>Pramada Jaguste <text:tab/> <text:s/>55 <text:tab/>Bombay<text:tab/>400057 <text:tab/>Maharashtra</text:p>
      <text:p text:style-name="P16">C00004<text:tab/>Basu Navindgi<text:tab/> <text:s/>45 <text:tab/>Bombay<text:tab/>400056 <text:tab/>Maharashtra</text:p>
      <text:p text:style-name="P16"/>
      <text:p text:style-name="P16">5. List customer-numbers of all who have purchased products with cost less than Rs. 1600.</text:p>
      <text:p text:style-name="P16"/>
      <text:p text:style-name="P16">SQL&gt;SELECT * FROM PURCHASE WHERE prono IN (SELECT product_no FROM PRODUCT WHERE price&lt;1600);</text:p>
      <text:p text:style-name="P16"/>
      <text:p text:style-name="P16">ORDER_N<text:span text:style-name="T11">O</text:span> <text:tab/>CUSTNO<text:tab/>PRONO<text:tab/>QUANTITY <text:tab/>ORDERDAT<text:span text:style-name="T11">E</text:span></text:p>
      <text:p text:style-name="P16">------- <text:tab/><text:tab/>------- <text:tab/><text:tab/>------- <text:tab/><text:tab/>---------- <text:tab/>--------</text:p>
      <text:p text:style-name="P16">O00002<text:tab/>C00003<text:tab/>P00002<text:tab/>1 <text:tab/><text:tab/>27-01-16</text:p>
      <text:p text:style-name="P16">O00003<text:tab/>C00004<text:tab/>P00002<text:tab/>3 <text:tab/><text:tab/>28-01-16</text:p>
      <text:p text:style-name="P16">O00006<text:tab/>C00004<text:tab/>P00002<text:tab/>2 <text:tab/><text:tab/>22-05-16</text:p>
      <text:p text:style-name="P16">O00007<text:tab/>C00005<text:tab/>P00004<text:tab/>1 <text:tab/><text:tab/>26-05-16</text:p>
      <text:p text:style-name="P16"/>
      <text:p text:style-name="P16">6. Get customer numbers of purchases such that the quantity is more than maximum quantity of all purchases of C00002.</text:p>
      <text:p text:style-name="P16"/>
      <text:p text:style-name="P16">SQL&gt; SELECT * FROM PURCHASE WHERE prono IN (SELECT product_no FROM PRODUCT WHERE quantity&gt;(SELECT MAX(quantity) FROM PURCHASE WHERE custno='C00002'));</text:p>
      <text:p text:style-name="P16"/>
      <text:p text:style-name="P16">ORDER_N<text:span text:style-name="T12">O</text:span> <text:tab/>CUSTNO<text:tab/>PRONO<text:tab/>QUANTITY <text:tab/>ORDERDAT<text:span text:style-name="T12">E</text:span></text:p>
      <text:p text:style-name="P16">------- <text:tab/><text:tab/>------- <text:tab/><text:tab/>------- <text:tab/><text:tab/>---------- <text:tab/>--------</text:p>
      <text:p text:style-name="P16">O00003<text:tab/>C00004<text:tab/>P00002<text:tab/>3 <text:tab/><text:tab/>28-01-16</text:p>
      <text:p text:style-name="P16">O00004<text:tab/>C00006<text:tab/>P00001<text:tab/>3 <text:tab/><text:tab/>20-02-16</text:p>
      <text:p text:style-name="P16"><text:soft-page-break/>O00005<text:tab/>C00003<text:tab/>P00005<text:tab/>4 <text:tab/><text:tab/>07-04-16</text:p>
      <text:p text:style-name="P16"/>
      <text:p text:style-name="P16">7. Get the name of all the customers who have not purchased any item currently.</text:p>
      <text:p text:style-name="P16"/>
      <text:p text:style-name="P16">SQL&gt; SELECT * FROM CUSTOMER WHERE cust_no NOT IN (SELECT custno FROM PURCHASE);</text:p>
      <text:p text:style-name="P16"/>
      <text:p text:style-name="P16">CUST_NO <text:tab/>NAME<text:tab/><text:tab/><text:tab/>AGE <text:tab/> <text:s text:c="2"/>CITY<text:tab/>PINCODE <text:tab/>STATE</text:p>
      <text:p text:style-name="P16">------- <text:tab/><text:tab/>----------------- <text:tab/>---------- ------- <text:tab/>---------- <text:tab/>------------</text:p>
      <text:p text:style-name="P16">C00001<text:tab/>Ivan Bayross<text:tab/><text:tab/>35 <text:tab/> <text:s text:c="2"/>Bombay<text:tab/>400054 <text:tab/>Maharashtra</text:p>
      <text:p text:style-name="P16"/>
      <text:p text:style-name="P16">8. Get the name of all customers who have purchased at least one item from Wipro.</text:p>
      <text:p text:style-name="P16"/>
      <text:p text:style-name="P16">SQL&gt; SELECT * FROM CUSTOMER WHERE cust_no IN (SELECT custno FROM PURCHASE WHERE prono IN (SELECT product_no FROM PRODUCT WHERE company='Wipro'));</text:p>
      <text:p text:style-name="P16"/>
      <text:p text:style-name="P16">CUST_NO <text:tab/>NAME<text:tab/><text:tab/><text:tab/>AGE <text:tab/>CITY<text:tab/><text:tab/>PINCODE <text:tab/>STATE</text:p>
      <text:p text:style-name="P16">------- <text:tab/><text:tab/>----------------- <text:tab/>-------- ------- <text:tab/><text:tab/>---------- <text:tab/>------------</text:p>
      <text:p text:style-name="P16">C00005<text:tab/>Ravi Sreedharan <text:tab/>25 <text:tab/>Delhi<text:tab/> <text:tab/>100001 <text:tab/>Delhi</text:p>
      <text:p text:style-name="P16">C00006<text:tab/>Rukmini <text:tab/><text:tab/>25 <text:tab/>Madras<text:tab/><text:span text:style-name="T13">7</text:span>80001 <text:tab/>Tamilnadu</text:p>
      <text:p text:style-name="P16"/>
      <text:p text:style-name="P16">CORRELATED QUERIES</text:p>
      <text:p text:style-name="P16"/>
      <text:p text:style-name="P16">1. List all customer-number pairs such that the cost of the item purchased by the first customer is less than that of second customer.</text:p>
      <text:p text:style-name="P16"/>
      <text:p text:style-name="P16">SQL&gt; SELECT UNIQUE C1.custno AS cust1no,C1.price AS price1,C2.custno AS cust2no,C2.price AS price2 FROM (SELECT * FROM PURCHASE JOIN PRODUCT ON PURCHASE.prono=PRODUCT.product_no) C1 CROSS JOIN (SELECT * FROM PURCHASE JOIN PRODUCT ON PURCHASE.prono=PRODUCT.product_no) C2 WHERE C1.price&lt;C2.price;</text:p>
      <text:p text:style-name="P16"/>
      <text:p text:style-name="P16">CUST1NO <text:s text:c="4"/>PRICE1 <text:tab/>CUST2NO <text:s text:c="4"/>PRICE2</text:p>
      <text:p text:style-name="P16">------- <text:tab/><text:tab/>---------- <text:tab/>------- <text:tab/><text:tab/>----------</text:p>
      <text:p text:style-name="P16">C00003<text:tab/>1690 <text:tab/><text:tab/>C00002<text:tab/>11000</text:p>
      <text:p text:style-name="P16">C00004<text:tab/>1560 <text:tab/><text:tab/>C00006<text:tab/> 5000</text:p>
      <text:p text:style-name="P16">C00003<text:tab/>1560 <text:tab/><text:tab/>C00006<text:tab/> 5000</text:p>
      <text:p text:style-name="P16">C00005<text:tab/> 999 <text:tab/><text:tab/>C00003<text:tab/> 1690</text:p>
      <text:p text:style-name="P16">C00005<text:tab/> 999 <text:tab/><text:tab/>C00004<text:tab/> 1560</text:p>
      <text:p text:style-name="P16">C00006<text:tab/> 5000 <text:tab/><text:tab/>C00002<text:tab/>11000</text:p>
      <text:p text:style-name="P16">C00003<text:tab/> 1560 <text:tab/><text:tab/>C00002<text:tab/>11000</text:p>
      <text:p text:style-name="P16">C00005<text:tab/> <text:s/>999 <text:tab/><text:tab/>C00006<text:tab/> 5000</text:p>
      <text:p text:style-name="P16">C00005<text:tab/> <text:s/>999 <text:tab/><text:tab/>C00003<text:tab/> 1560</text:p>
      <text:p text:style-name="P16">C00004<text:tab/> 1560 <text:tab/><text:tab/>C00002<text:tab/>11000</text:p>
      <text:p text:style-name="P16">C00004<text:tab/> 1560 <text:tab/><text:tab/>C00003<text:tab/> 1690</text:p>
      <text:p text:style-name="P16">C00003<text:tab/> 1560 <text:tab/><text:tab/>C00003<text:tab/> 1690</text:p>
      <text:p text:style-name="P16">C00005<text:tab/> <text:s/>999 <text:tab/><text:tab/>C00002<text:tab/>11000</text:p>
      <text:p text:style-name="P16">C00003<text:tab/> 1690 <text:tab/><text:tab/>C00006<text:tab/> 5000</text:p>
      <text:p text:style-name="P16"/>
      <text:p text:style-name="P16">2. List pairs of customer names of all who has purchased products with cost less than Rs. 1600.</text:p>
      <text:p text:style-name="P16"/>
      <text:p text:style-name="P16"><text:soft-page-break/>SQL&gt; SELECT cust_no,name FROM CUSTOMER WHERE cust_no IN (SELECT custno FROM PRODUCT JOIN PURCHASE ON PRODUCT.product_no=PURCHASE.prono WHERE PRODUCT.price&lt;1600);</text:p>
      <text:p text:style-name="P16"/>
      <text:p text:style-name="P16">CUST_NO <text:tab/>NAME</text:p>
      <text:p text:style-name="P16">------- <text:tab/><text:tab/>-----------------</text:p>
      <text:p text:style-name="P16">C00003<text:tab/>Pramada Jaguste</text:p>
      <text:p text:style-name="P16">C00004<text:tab/>Basu Navindgi</text:p>
      <text:p text:style-name="P16">C00005<text:tab/>Ravi Sreedharan</text:p>
      <text:p text:style-name="P16"/>
      <text:p text:style-name="P16">3. Get product nos of all products purchased by more than one customer.</text:p>
      <text:p text:style-name="P16"/>
      <text:p text:style-name="P16">SQL&gt; SELECT prono FROM PURCHASE GROUP BY prono HAVING COUNT(prono)&gt;1;</text:p>
      <text:p text:style-name="P16"/>
      <text:p text:style-name="P16">PRONO</text:p>
      <text:p text:style-name="P16">-------</text:p>
      <text:p text:style-name="P16">P00002</text:p>
      <text:p text:style-name="P16"/>
      <text:p text:style-name="P16">4. Get the name of customers who have purchased the item P00002.</text:p>
      <text:p text:style-name="P16"/>
      <text:p text:style-name="P16">SQL&gt; SELECT * FROM CUSTOMER WHERE cust_no IN (SELECT custno FROM PURCHASE WHERE prono='P00002');</text:p>
      <text:p text:style-name="P16"/>
      <text:p text:style-name="P16">CUST_NO <text:tab/>NAME<text:tab/><text:tab/><text:tab/> AGE <text:tab/><text:tab/>CITY<text:tab/><text:tab/>PINCODE <text:tab/>STATE</text:p>
      <text:p text:style-name="P16">------- <text:tab/><text:tab/>----------------- <text:tab/>---------- <text:tab/>------- <text:tab/><text:tab/>---------- <text:tab/>------------</text:p>
      <text:p text:style-name="P16">C00003<text:tab/>Pramada Jaguste <text:tab/> <text:s/>55 <text:tab/><text:tab/>Bombay<text:tab/> 400057 <text:tab/>Maharashtra</text:p>
      <text:p text:style-name="P16">C00004<text:tab/>Basu Navindgi<text:tab/> <text:s/>45 <text:tab/><text:tab/>Bombay<text:tab/> 400056 <text:tab/>Maharashtra</text:p>
      <text:p text:style-name="P16"/>
      <text:p text:style-name="P16">5. Get the name of customers who have not purchased the item P00002.</text:p>
      <text:p text:style-name="P16"/>
      <text:p text:style-name="P16">SQL&gt; SELECT * FROM CUSTOMER WHERE cust_no NOT IN (SELECT custno FROM PURCHASE WHERE prono='P00002');</text:p>
      <text:p text:style-name="P16"/>
      <text:p text:style-name="P16">CUST_NO <text:tab/>NAME<text:tab/><text:tab/><text:tab/> AGE <text:tab/><text:tab/>CITY<text:tab/><text:tab/>PINCODE <text:tab/>STATE</text:p>
      <text:p text:style-name="P16">------- <text:tab/><text:tab/>----------------- <text:tab/>---------- <text:tab/>------- <text:tab/><text:tab/>---------- <text:tab/>------------</text:p>
      <text:p text:style-name="P16">C00002<text:tab/>Vandana Saitwal <text:tab/> <text:s/>35 <text:tab/><text:tab/>Madras<text:tab/> 780001 <text:tab/>Tamilnadu</text:p>
      <text:p text:style-name="P16">C00006<text:tab/>Rukmini <text:tab/><text:tab/> <text:s/>25 <text:tab/><text:tab/>Madras<text:tab/> 780001 <text:tab/>Tamilnadu</text:p>
      <text:p text:style-name="P16">C00005<text:tab/>Ravi Sreedharan <text:tab/> <text:s/>25 <text:tab/><text:tab/>Delhi<text:tab/> <text:tab/>100001 <text:tab/>Delhi</text:p>
      <text:p text:style-name="P16">C00001<text:tab/>Ivan Bayross<text:tab/><text:tab/> <text:s/>35 <text:tab/><text:tab/>Bombay<text:tab/> 400054 <text:tab/>Maharashtra</text:p>
      <text:p text:style-name="P16"/>
      <text:p text:style-name="P16">6. Get the name of customers who have purchased at least all those products purchased by C00004.</text:p>
      <text:p text:style-name="P16"/>
      <text:p text:style-name="P16">SQL&gt; SELECT * FROM CUSTOMER WHERE cust_no IN (SELECT custno FROM PURCHASE WHERE prono IN (SELECT PRONO FROM PURCHASE WHERE custno='C00004') AND prono IN (SELECT prono FROM PURCHASE)) AND cust_no NOT IN ('C00004');</text:p>
      <text:p text:style-name="P16"/>
      <text:p text:style-name="P16">CUST_NO <text:tab/>NAME<text:tab/><text:tab/><text:tab/>AGE <text:s text:c="2"/>CITY<text:tab/><text:tab/>PINCODE <text:tab/>STATE</text:p>
      <text:p text:style-name="P16">------- <text:tab/><text:tab/>----------------- <text:tab/>------- <text:s/>------- <text:tab/><text:tab/>---------- <text:tab/>------------</text:p>
      <text:p text:style-name="P16">C00003<text:tab/>Pramada Jaguste <text:tab/>55 <text:tab/>Bombay<text:tab/>400057 <text:tab/>Maharashtra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3:09:01.265419221</meta:creation-date>
    <meta:editing-duration>PT2H26M38S</meta:editing-duration>
    <meta:editing-cycles>20</meta:editing-cycles>
    <meta:generator>LibreOffice/6.0.7.3$Linux_X86_64 LibreOffice_project/00m0$Build-3</meta:generator>
    <dc:date>2021-12-15T14:43:32.661939425</dc:date>
    <meta:print-date>2021-12-15T14:44:38.048332797</meta:print-date>
    <meta:document-statistic meta:table-count="0" meta:image-count="0" meta:object-count="0" meta:page-count="6" meta:paragraph-count="208" meta:word-count="1388" meta:character-count="11773" meta:non-whitespace-character-count="9645"/>
  </office:meta>
</office:document-meta>
</file>